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33ff"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color="#3333ff"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color="#3333ff" fo:font-style="normal" style:text-underline-style="solid" style:text-underline-width="auto" style:text-underline-color="font-color" fo:font-weight="normal" style:font-style-asian="normal" style:font-weight-asian="normal" style:font-style-complex="normal" style:font-weight-complex="normal"/>
    </style:style>
    <style:style style:name="P4" style:family="paragraph" style:parent-style-name="Standard">
      <style:text-properties fo:color="#3333ff"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end" style:justify-single-word="false"/>
      <style:text-properties fo:color="#3333ff"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00ff"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style:use-window-font-color="true"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end" style:justify-single-word="false"/>
      <style:text-properties style:use-window-font-color="true" fo:font-style="italic" style:text-underline-style="none" fo:font-weight="normal" style:font-style-asian="italic" style:font-weight-asian="normal" style:font-style-complex="italic" style:font-weight-complex="normal"/>
    </style:style>
    <style:style style:name="P11" style:family="paragraph" style:parent-style-name="Standard">
      <style:text-properties style:use-window-font-color="true" fo:font-style="normal" style:text-underline-style="none"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style:use-window-font-color="true"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use-window-font-color="true" fo:font-style="normal" style:text-underline-style="none" fo:font-weight="bold" style:font-style-asian="normal" style:font-weight-asian="bold" style:font-style-complex="normal" style:font-weight-complex="bold"/>
    </style:style>
    <style:style style:name="P14" style:family="paragraph" style:parent-style-name="Standard">
      <style:text-properties style:use-window-font-color="true"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end"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tyle="italic" fo:font-weight="normal" style:font-style-asian="italic" style:font-weight-asian="normal" style:font-style-complex="italic" style:font-weight-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start" style:justify-single-word="false"/>
    </style:style>
    <style:style style:name="P23" style:family="paragraph" style:parent-style-name="Standard">
      <style:text-properties fo:color="#000000" fo:font-style="italic" style:text-underline-style="none" fo:font-weight="normal" style:font-style-asian="italic" style:font-weight-asian="normal" style:font-style-complex="italic" style:font-weight-complex="normal"/>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style:use-window-font-color="true"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27" style:family="paragraph">
      <style:paragraph-properties fo:text-align="start"/>
      <style:text-properties style:text-line-through-style="none" style:text-line-through-type="none" style:font-name="Liberation Sans1" fo:font-size="12pt" fo:font-style="normal" style:text-underline-style="none" fo:font-weight="normal"/>
    </style:style>
    <style:style style:name="P28" style:family="paragraph">
      <loext:graphic-properties draw:fill="none" draw:fill-color="#ffffff"/>
    </style:style>
    <style:style style:name="P29" style:family="paragraph">
      <loext:graphic-properties draw:fill-color="#000000"/>
      <style:paragraph-properties fo:text-align="center"/>
    </style:style>
    <style:style style:name="P30" style:family="paragraph">
      <style:paragraph-properties fo:text-align="center"/>
    </style:style>
    <style:style style:name="P31" style:family="paragraph">
      <loext:graphic-properties draw:fill="solid" draw:fill-color="#eeeeee"/>
    </style:style>
    <style:style style:name="P32" style:family="paragraph">
      <loext:graphic-properties draw:fill="solid" draw:fill-color="#eeeeee"/>
      <style:text-properties fo:font-weight="normal" style:font-weight-asian="normal" style:font-weight-complex="normal"/>
    </style:style>
    <style:style style:name="P33" style:family="paragraph">
      <loext:graphic-properties draw:fill="solid" draw:fill-color="#eeeeee"/>
      <style:paragraph-properties fo:text-align="center"/>
      <style:text-properties fo:font-weight="normal" style:font-weight-asian="normal" style:font-weight-complex="normal"/>
    </style:style>
    <style:style style:name="T1" style:family="text">
      <style:text-properties fo:color="#3333ff" style:text-underline-style="solid" style:text-underline-width="auto" style:text-underline-color="font-color"/>
    </style:style>
    <style:style style:name="T2" style:family="text">
      <style:text-properties fo:color="#3333ff" style:text-underline-style="solid" style:text-underline-width="auto" style:text-underline-color="font-color" fo:font-weight="normal" style:font-weight-asian="normal" style:font-weight-complex="normal"/>
    </style:style>
    <style:style style:name="T3" style:family="text">
      <style:text-properties style:use-window-font-color="true" style:text-underline-style="none"/>
    </style:style>
    <style:style style:name="T4" style:family="text">
      <style:text-properties style:use-window-font-color="true" style:text-underline-style="none" fo:font-weight="normal" style:font-weight-asian="normal" style:font-weight-complex="normal"/>
    </style:style>
    <style:style style:name="T5" style:family="text">
      <style:text-properties style:use-window-font-color="true" fo:font-style="italic" style:text-underline-style="none" fo:font-weight="normal" style:font-style-asian="italic" style:font-weight-asian="normal" style:font-style-complex="italic" style:font-weight-complex="normal"/>
    </style:style>
    <style:style style:name="T6" style:family="text">
      <style:text-properties style:use-window-font-color="true" fo:font-style="normal" style:text-underline-style="none" fo:font-weight="normal" style:font-style-asian="normal" style:font-weight-asian="normal" style:font-style-complex="normal" style:font-weight-complex="normal"/>
    </style:style>
    <style:style style:name="T7" style:family="text">
      <style:text-properties style:use-window-font-color="true" fo:font-style="normal" style:text-underline-style="none" style:font-style-asian="normal" style:font-style-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color="#0000ff"/>
    </style:style>
    <style:style style:name="T13" style:family="text">
      <style:text-properties fo:color="#0000ff" fo:font-weight="normal" style:font-weight-asian="normal" style:font-weight-complex="normal"/>
    </style:style>
    <style:style style:name="T14" style:family="text">
      <style:text-properties fo:color="#0000ff" fo:font-style="normal" style:font-style-asian="normal" style:font-style-complex="normal"/>
    </style:style>
    <style:style style:name="T15" style:family="text">
      <style:text-properties fo:color="#0000ff" fo:font-style="italic" style:text-underline-style="none"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color="#000000" fo:font-style="italic" style:text-underline-style="none"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ize="12pt" fo:font-style="italic" style:text-underline-style="none" fo:font-weight="normal" style:font-style-asian="italic" style:font-weight-asian="normal" style:font-style-complex="italic" style:font-weight-complex="normal"/>
    </style:style>
    <style:style style:name="T22" style:family="text">
      <style:text-properties fo:font-size="12pt" fo:font-style="italic" style:text-underline-style="solid" style:text-underline-width="auto" style:text-underline-color="font-color" fo:font-weight="normal" style:font-style-asian="italic" style:font-weight-asian="normal" style:font-style-complex="italic" style:font-weight-complex="normal"/>
    </style:style>
    <style:style style:name="T23" style:family="text">
      <style:text-properties fo:font-size="12pt" fo:font-style="italic" style:font-style-asian="italic" style:font-style-complex="italic"/>
    </style:style>
    <style:style style:name="T24" style:family="text">
      <style:text-properties fo:font-size="12pt" fo:font-style="italic" fo:font-weight="normal" style:font-style-asian="italic" style:font-weight-asian="normal" style:font-style-complex="italic" style:font-weight-complex="normal"/>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top"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top"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43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Extrémités_20_de_20_flèche_20_1" draw:marker-end="Extrémités_20_de_20_flèche_20_1"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Extrémités_20_de_20_flèche_20_1"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color="#000000" draw:fill="solid" draw:fill-color="#eeeeee"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color="#000000" draw:fill="solid" draw:fill-color="#eeeeee"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color="#000000" draw:fill="solid" draw:fill-color="#eeeeee" fo:min-height="0.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000000" draw:fill="solid" draw:fill-color="#eeeeee"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12" style:family="graphic">
      <style:graphic-properties draw:stroke="solid" draw:stroke-dash="Fine_20_Dashed" svg:stroke-color="#000000" draw:fill="solid" draw:fill-color="#eeeeee" fo:min-height="0.6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Zone de texte 2"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5" form:control-implementation="ooo:com.sun.star.form.component.TextField" xml:id="control3" form:id="control3" form:current-value="Texte du titre" form:value="Texte du titr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6" form:control-implementation="ooo:com.sun.star.form.component.TextField" xml:id="control4" form:id="control4" form:current-value="Texte du post" form:value="Texte du pos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4" form:control-implementation="ooo:com.sun.star.form.component.TextField" xml:id="control5" form:id="control5" form:current-value="Texte du post" form:value="Texte du pos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5" form:control-implementation="ooo:com.sun.star.form.component.TextField" xml:id="control6" form:id="control6" form:current-value="Texte du titre" form:value="Texte du titr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 form:control-implementation="ooo:com.sun.star.form.component.TextField" xml:id="control7" form:id="control7" form:current-value="Zone obligatoire Maximum 255 caractères" form:value="Zone obligatoire Maximum 255 caractèr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 form:control-implementation="ooo:com.sun.star.form.component.TextField" xml:id="control8" form:id="control8" form:current-value="Zone obligatoire Maximum 1000 caractères" form:value="Zone obligatoire Maximum 1000 caractèr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7"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2" form:control-implementation="ooo:com.sun.star.form.component.TextField" xml:id="control12" form:id="control12" form:current-value="Zone obligatoire Maximum 255 caractères" form:value="Zone obligatoire Maximum 255 caractère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chéma de navigation</text:p>
      <text:p text:style-name="P6"/>
      <text:p text:style-name="P6"/>
      <text:p text:style-name="P6"/>
      <text:p text:style-name="P6"/>
      <text:p text:style-name="P6"/>
      <text:p text:style-name="P6"><draw:frame text:anchor-type="paragraph" draw:z-index="9" draw:name="Forme2" draw:style-name="gr4" draw:text-style-name="P28" svg:width="2.945cm" svg:height="4.432cm" svg:x="8.885cm" svg:y="0.483cm"><draw:text-box><text:p>login.php</text:p><text:p/><text:p>Connexion ou inscription </text:p></draw:text-box></draw:frame></text:p>
      <text:p text:style-name="P6"/>
      <text:p text:style-name="P6"/>
      <text:p text:style-name="P6"/>
      <text:p text:style-name="P6"/>
      <text:p text:style-name="P6"/>
      <text:p text:style-name="P6"/>
      <text:p text:style-name="P6"/>
      <text:p text:style-name="P6"><draw:frame text:anchor-type="paragraph" draw:z-index="22" draw:name="Forme4" draw:style-name="gr10" draw:text-style-name="P32" svg:width="4.924cm" svg:height="1.463cm" svg:x="11.153cm" svg:y="0.333cm"><draw:text-box><text:p><text:span text:style-name="T24">service_login.php</text:span></text:p><text:p><text:span text:style-name="T23">service_subscribe.php</text:span></text:p><text:p><text:span text:style-name="T23">service_deconnexion.php</text:span></text:p></draw:text-box></draw:frame></text:p>
      <text:p text:style-name="P6"/>
      <text:p text:style-name="P6"><draw:line text:anchor-type="paragraph" draw:z-index="13" draw:name="Forme3" draw:style-name="gr5" draw:text-style-name="P29" svg:x1="10.477cm" svg:y1="0.142cm" svg:x2="10.477cm" svg:y2="2.693cm"><text:p/></draw:line></text:p>
      <text:p text:style-name="P6"/>
      <text:p text:style-name="P6"/>
      <text:p text:style-name="P6"/>
      <text:p text:style-name="P6"/>
      <text:p text:style-name="P6"><draw:frame text:anchor-type="paragraph" draw:z-index="10" draw:name="Forme2" draw:style-name="gr4" draw:text-style-name="P28" svg:width="3.474cm" svg:height="4.432cm" svg:x="8.751cm" svg:y="0.258cm"><draw:text-box><text:p>showsubjects.php</text:p><text:p/><text:p>Affiche les sujets de discussion triés par catégoerie</text:p></draw:text-box></draw:frame></text:p>
      <text:p text:style-name="P6"/>
      <text:p text:style-name="P6"><draw:frame text:anchor-type="paragraph" draw:z-index="19" draw:name="Forme4" draw:style-name="gr7" draw:text-style-name="P31" svg:width="5.822cm" svg:height="4.384cm" svg:x="11.977cm" svg:y="0.4cm"><draw:text-box><text:p><text:span text:style-name="T20">Pour tous les users</text:span></text:p><text:p><text:span text:style-name="T21">service_create_subject.php</text:span></text:p><text:p><text:span text:style-name="T22"/></text:p><text:p><text:span text:style-name="T20">Seulement pour modérateur ou admin</text:span></text:p><text:p><text:span text:style-name="T23">service_close_subject.php</text:span></text:p><text:p><text:span text:style-name="T22"/></text:p><text:p><text:span text:style-name="T20">Seulement pour les admins</text:span></text:p><text:p><text:span text:style-name="T23">service_delete_subject.php</text:span></text:p></draw:text-box></draw:frame></text:p>
      <text:p text:style-name="P6"/>
      <text:p text:style-name="P6"/>
      <text:p text:style-name="P6"/>
      <text:p text:style-name="P6"/>
      <text:p text:style-name="P6"/>
      <text:p text:style-name="P6"/>
      <text:p text:style-name="P6"><draw:line text:anchor-type="paragraph" draw:z-index="14" draw:name="Forme8" draw:style-name="gr6" draw:text-style-name="P30" svg:x1="10.363cm" svg:y1="0.307cm" svg:x2="7.057cm" svg:y2="2.932cm"><text:p/></draw:line><draw:line text:anchor-type="paragraph" draw:z-index="15" draw:name="Forme6" draw:style-name="gr6" draw:text-style-name="P30" svg:x1="10.363cm" svg:y1="0.307cm" svg:x2="13.042cm" svg:y2="2.993cm"><text:p/></draw:line></text:p>
      <text:p text:style-name="P6"/>
      <text:p text:style-name="P6"/>
      <text:p text:style-name="P6"/>
      <text:p text:style-name="P6"/>
      <text:p text:style-name="P6"/>
      <text:p text:style-name="P6"><draw:frame text:anchor-type="paragraph" draw:z-index="11" draw:name="Forme2" draw:style-name="gr4" draw:text-style-name="P28" svg:width="3.352cm" svg:height="4.432cm" svg:x="5.14cm" svg:y="0.011cm"><draw:text-box><text:p>createpost.php</text:p><text:p/><text:p>Création d’un message dans lun sujet de discussion</text:p></draw:text-box></draw:frame><draw:frame text:anchor-type="paragraph" draw:z-index="12" draw:name="Forme2" draw:style-name="gr4" draw:text-style-name="P28" svg:width="2.945cm" svg:height="4.432cm" svg:x="11.287cm" svg:y="0.072cm"><draw:text-box><text:p>showposts.php</text:p><text:p/><text:p>Affiche tous les messages du sujet de discussion</text:p></draw:text-box></draw:frame></text:p>
      <text:p text:style-name="P6"/>
      <text:p text:style-name="P6"/>
      <text:p text:style-name="P6"/>
      <text:p text:style-name="P6"><draw:line text:anchor-type="paragraph" draw:z-index="16" draw:name="Forme6" draw:style-name="gr6" draw:text-style-name="P30" svg:x1="8.491cm" svg:y1="0.277cm" svg:x2="11.259cm" svg:y2="0.277cm"><text:p/></draw:line></text:p>
      <text:p text:style-name="P6"/>
      <text:p text:style-name="P6"/>
      <text:p text:style-name="P6"><draw:frame text:anchor-type="paragraph" draw:z-index="20" draw:name="Forme4" draw:style-name="gr8" draw:text-style-name="P32" svg:width="7.85cm" svg:height="2.924cm" svg:x="11.518cm" svg:y="0.483cm"><draw:text-box><text:p><text:span text:style-name="T20">Pour user auteur</text:span></text:p><text:p><text:span text:style-name="T24">service_create_post.php</text:span></text:p><text:p><text:span text:style-name="T24"/></text:p><text:p><text:span text:style-name="T20">Pour user auteur, moderateur et admin</text:span></text:p><text:p><text:span text:style-name="T24">service_update_post.php</text:span></text:p><text:p><text:span text:style-name="T24">service_delete_post.php</text:span></text:p></draw:text-box></draw:frame></text:p>
      <text:p text:style-name="P6"><draw:frame text:anchor-type="paragraph" draw:z-index="21" draw:name="Forme4" draw:style-name="gr9" draw:text-style-name="P32" svg:width="4.924cm" svg:height="0.62cm" svg:x="1.161cm" svg:y="0.104cm"><draw:text-box><text:p><text:span text:style-name="T24">service_create_post.php</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draw:frame text:anchor-type="paragraph" draw:z-index="24" draw:name="Forme4" draw:style-name="gr12" draw:text-style-name="P33" svg:width="4.924cm" svg:height="0.62cm" svg:x="13.97cm" svg:y="0.243cm"><draw:text-box><text:p text:style-name="P30"><text:span text:style-name="T24">login.php</text:span></text:p></draw:text-box></draw:frame></text:p>
      <text:p text:style-name="P6">Forum web-developper </text:p>
      <text:p text:style-name="P19"/>
      <text:p text:style-name="P19">Déjà inscrit</text:p>
      <text:p text:style-name="Standard"/>
      <text:p text:style-name="Standard"><draw:control text:anchor-type="paragraph" draw:z-index="0" draw:name="Forme1" draw:style-name="gr1" draw:text-style-name="P27" svg:width="3.94cm" svg:height="0.736cm" svg:x="3.507cm" svg:y="0cm" draw:control="control1"/>Nom d’utilisateur : </text:p>
      <text:p text:style-name="Standard"/>
      <text:p text:style-name="Standard"><draw:control text:anchor-type="paragraph" draw:z-index="1" draw:name="Forme1" draw:style-name="gr1" draw:text-style-name="P27" svg:width="3.94cm" svg:height="0.736cm" svg:x="3.484cm" svg:y="0cm" draw:control="control2"/>Mot de passe  <text:s text:c="4"/>: </text:p>
      <text:p text:style-name="Standard"/>
      <text:p text:style-name="Standard"/>
      <text:p text:style-name="Standard"><text:span text:style-name="T1">Connectez-vous</text:span> (service_login.php) </text:p>
      <text:p text:style-name="Standard"/>
      <text:p text:style-name="P20"/>
      <text:p text:style-name="P20">Nouveau membre</text:p>
      <text:p text:style-name="P9"/>
      <text:p text:style-name="Standard"><draw:control text:anchor-type="paragraph" draw:z-index="17" draw:name="Forme1" draw:style-name="gr1" draw:text-style-name="P27" svg:width="3.94cm" svg:height="0.736cm" svg:x="3.507cm" svg:y="0cm" draw:control="control10"/>Nom d’utilisateur : </text:p>
      <text:p text:style-name="Standard"/>
      <text:p text:style-name="P14"><draw:control text:anchor-type="paragraph" draw:z-index="18" draw:name="Forme1" draw:style-name="gr1" draw:text-style-name="P27" svg:width="3.94cm" svg:height="0.736cm" svg:x="3.484cm" svg:y="0cm" draw:control="control11"/>Mot de passe  <text:s text:c="4"/>:</text:p>
      <text:p text:style-name="P14"><draw:control text:anchor-type="paragraph" draw:z-index="8" draw:name="Forme1" draw:style-name="gr1" draw:text-style-name="P27" svg:width="3.94cm" svg:height="0.736cm" svg:x="6.085cm" svg:y="0.452cm" draw:control="control9"/></text:p>
      <text:p text:style-name="P9"><text:span text:style-name="T18">Confirmation du mot de passe : </text:span><text:s text:c="37"/>(resaisie du mot de passe pour le vérifier)</text:p>
      <text:p text:style-name="P6"/>
      <text:p text:style-name="P6"/>
      <text:p text:style-name="P18"><text:span text:style-name="T1">inscrivez-vous</text:span><text:span text:style-name="T3"> (fservice_subscribe.php)</text:span></text:p>
      <text:p text:style-name="P26"><draw:frame text:anchor-type="paragraph" draw:z-index="25" draw:name="Forme4" draw:style-name="gr12" draw:text-style-name="P33" svg:width="4.924cm" svg:height="0.62cm" svg:x="14.326cm" svg:y="0.374cm"><draw:text-box><text:p text:style-name="P30"><text:span text:style-name="T24">showsubjects.php</text:span></text:p></draw:text-box></draw:frame>Membre connecté : Admin – Pierre</text:p>
      <text:p text:style-name="P21"><text:span text:style-name="T2">Deconnexion</text:span><text:span text:style-name="T11"> (retour ver login.php)</text:span></text:p>
      <text:p text:style-name="P6"/>
      <text:p text:style-name="Standard"><text:span text:style-name="T16">Liste des sujets de discussion </text:span></text:p>
      <text:p text:style-name="P19"/>
      <text:p text:style-name="P22"><text:span text:style-name="T19">Catégorie :</text:span><text:span text:style-name="T10"> </text:span><text:span text:style-name="T6">Langage</text:span></text:p>
      <text:p text:style-name="P9"/>
      <text:p text:style-name="P1"><text:span text:style-name="T4">Sujets <text:s/><text:tab/><text:tab/>Date création </text:span><text:span text:style-name="T5"><text:tab/></text:span><text:span text:style-name="T4">Nom du créateur<text:tab/>Nb posts<text:tab/>Dernier posts User et heure</text:span></text:p>
      <text:p text:style-name="P9">(Slabel) <text:tab/><text:tab/>(Sdate)<text:tab/><text:tab/>(username)<text:tab/><text:tab/>(Snbposts)<text:tab/>(requete)</text:p>
      <text:p text:style-name="P9"/>
      <text:p text:style-name="P1"><text:span text:style-name="T4">PHP syntaxe<text:tab/><text:tab/>22/01/2018<text:tab/><text:tab/>Pierre<text:tab/><text:tab/> <text:s text:c="4"/><text:tab/>4<text:tab/><text:tab/></text:span><text:span text:style-name="T13">Voir</text:span><text:span text:style-name="T4"> </text:span><text:span text:style-name="T13">Clore</text:span><text:span text:style-name="T4"> </text:span><text:span text:style-name="T13">Supprimer</text:span></text:p>
      <text:p text:style-name="P1"><text:span text:style-name="T4">PHP objets<text:tab/><text:tab/>22/01/2018<text:tab/><text:tab/>Paul<text:tab/><text:tab/> <text:s text:c="4"/><text:tab/>0<text:tab/><text:tab/></text:span><text:span text:style-name="T13">Voir Clore</text:span><text:span text:style-name="T4"> </text:span><text:span text:style-name="T13">Supprimer</text:span></text:p>
      <text:p text:style-name="P1"><text:span text:style-name="T4">GULP<text:tab/><text:tab/><text:tab/>23/01/2018<text:tab/><text:tab/>Bernard<text:tab/><text:tab/>3<text:tab/><text:tab/></text:span><text:span text:style-name="T13">Voir</text:span><text:span text:style-name="T4"> </text:span><text:span text:style-name="T13">Clore Supprimer</text:span></text:p>
      <text:p text:style-name="P1"><text:span text:style-name="T13">Créer un sujet de discussion</text:span></text:p>
      <text:p text:style-name="P8"/>
      <text:p text:style-name="P13"><text:span text:style-name="T11">Catégorie : Framework</text:span></text:p>
      <text:p text:style-name="P16"/>
      <text:p text:style-name="P1"><text:span text:style-name="T4">Sujets <text:s/><text:tab/><text:tab/>Date création </text:span><text:span text:style-name="T5"><text:tab/></text:span><text:span text:style-name="T4">Nom du créateur<text:tab/>Nb posts<text:tab/>Dernier posts User et heure</text:span></text:p>
      <text:p text:style-name="P9">(Slabel) <text:tab/><text:tab/>(Sdate)<text:tab/><text:tab/>(username)<text:tab/><text:tab/>(Snbposts)<text:tab/>(requete)</text:p>
      <text:p text:style-name="P9"/>
      <text:p text:style-name="P1"><text:span text:style-name="T4">Wordpress<text:tab/><text:tab/>22/01/2018<text:tab/><text:tab/>Pierre<text:tab/><text:tab/> <text:s text:c="4"/><text:tab/>4<text:tab/><text:tab/></text:span><text:span text:style-name="T13">Voir</text:span><text:span text:style-name="T4"> </text:span><text:span text:style-name="T13">Clore</text:span><text:span text:style-name="T4"> </text:span><text:span text:style-name="T13">Supprimer</text:span></text:p>
      <text:p text:style-name="P1"><text:span text:style-name="T4">Magento<text:tab/><text:tab/>22/01/2018<text:tab/><text:tab/>Paul<text:tab/><text:tab/> <text:s text:c="4"/><text:tab/>0<text:tab/><text:tab/></text:span><text:span text:style-name="T13">Voir Clore</text:span><text:span text:style-name="T4"> </text:span><text:span text:style-name="T13">Supprimer</text:span></text:p>
      <text:p text:style-name="P1"><text:span text:style-name="T13">Créer un sujet de discussion</text:span></text:p>
      <text:p text:style-name="P5"><text:span text:style-name="T7">Voir sujet</text:span></text:p>
      <text:p text:style-name="P5"><text:span text:style-name="T3">(showposts.php)</text:span></text:p>
      <text:p text:style-name="P15"/>
      <text:p text:style-name="P5"><text:span text:style-name="T7">Clore sujet</text:span></text:p>
      <text:p text:style-name="P5"><text:span text:style-name="T3">(service_close_subject.php </text:span></text:p>
      <text:p text:style-name="P10">uniquement pour </text:p>
      <text:p text:style-name="P5"><text:span text:style-name="T3">les modérateurs et les admins)</text:span></text:p>
      <text:p text:style-name="P8"/>
      <text:p text:style-name="P15">Supprimer sujet</text:p>
      <text:p text:style-name="P10">(service_delete_subject.php </text:p>
      <text:p text:style-name="P10">uniquement pour les admins)</text:p>
      <text:p text:style-name="P14">Créer un nouveau sujet</text:p>
      <text:p text:style-name="P9">Sujet  :</text:p>
      <text:p text:style-name="P1"><text:span text:style-name="T5"><text:s/></text:span><text:span text:style-name="T5"><draw:control text:anchor-type="as-char" draw:z-index="23" draw:name="Forme1" draw:style-name="gr11" draw:text-style-name="P27" svg:width="18.836cm" svg:height="1.83cm" draw:control="control12"/></text:span></text:p>
      <text:p text:style-name="P14"/>
      <text:p text:style-name="P4"><text:span text:style-name="T14">Valider la création du sujet de discussion</text:span><text:span text:style-name="T3"> (createpost.php pour tous les users)</text:span></text:p>
      <text:p text:style-name="P4"><text:span text:style-name="T12">Annuler</text:span><text:span text:style-name="T3"> (retour vers showsubjects.php)</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6"><draw:frame text:anchor-type="paragraph" draw:z-index="26" draw:name="Forme4" draw:style-name="gr12" draw:text-style-name="P33" svg:width="4.924cm" svg:height="0.62cm" svg:x="14.238cm" svg:y="0.233cm"><draw:text-box><text:p text:style-name="P30"><text:span text:style-name="T24">createpost.php</text:span></text:p></draw:text-box></draw:frame>Membre connecté : Admin – Pierre</text:p>
      <text:p text:style-name="P3">Deconnexion<text:span text:style-name="T3"> (retour ver login.php)</text:span></text:p>
      <text:p text:style-name="P11"/>
      <text:p text:style-name="P7"><text:span text:style-name="T3">Creation d’un message </text:span></text:p>
      <text:p text:style-name="P11"/>
      <text:p text:style-name="P14">Catégorie : Langage</text:p>
      <text:p text:style-name="P11"/>
      <text:p text:style-name="P1"><text:span text:style-name="T4">Sujet<text:tab/> <text:tab/><text:tab/>Date création </text:span><text:span text:style-name="T5"><text:tab/></text:span><text:span text:style-name="T4">Nom du créateur <text:tab/>Nb posts </text:span></text:p>
      <text:p text:style-name="P9">PHP syntaxe<text:tab/><text:tab/>22/01/2018<text:tab/><text:tab/>Pierre<text:tab/><text:tab/> <text:s text:c="4"/><text:tab/>4</text:p>
      <text:p text:style-name="P9"/>
      <text:p text:style-name="P1"><text:span text:style-name="T5">Titre <text:s text:c="2"/> : </text:span><text:span text:style-name="T5"><draw:control text:anchor-type="as-char" svg:y="-0.399cm" draw:z-index="6" draw:name="Forme1" draw:style-name="gr3" draw:text-style-name="P27" svg:width="18.844cm" svg:height="2.026cm" draw:control="control7"/></text:span></text:p>
      <text:p text:style-name="P9"/>
      <text:p text:style-name="P1"><text:span text:style-name="T5">Texte <text:s/> : </text:span><text:span text:style-name="T5"><draw:control text:anchor-type="as-char" svg:y="-0.552cm" draw:z-index="7" draw:name="Forme1" draw:style-name="gr3" draw:text-style-name="P27" svg:width="18.873cm" svg:height="7.25cm" draw:control="control8"/></text:span></text:p>
      <text:p text:style-name="P9"/>
      <text:p text:style-name="P7"><text:span text:style-name="T11">Envoyer message</text:span><text:span text:style-name="T5"> (service_create_post.php puis retour vers showposts.php)</text:span></text:p>
      <text:p text:style-name="P7"><text:span text:style-name="T11">Annuler message</text:span><text:span text:style-name="T9"> </text:span><text:span text:style-name="T17">(retour vers showposts.php ou vers showsubjects si création de sujet)</text:span></text:p>
      <text:p text:style-name="P26"><draw:frame text:anchor-type="paragraph" draw:z-index="27" draw:name="Forme4" draw:style-name="gr12" draw:text-style-name="P33" svg:width="4.924cm" svg:height="0.62cm" svg:x="14.238cm" svg:y="0.249cm"><draw:text-box><text:p text:style-name="P30"><text:span text:style-name="T24">showposts.php</text:span></text:p></draw:text-box></draw:frame>Membre connecté : Admin – Pierre</text:p>
      <text:p text:style-name="P3"><text:span text:style-name="T8">Deconnexion</text:span><text:span text:style-name="T3"> (retour ver login.php)</text:span></text:p>
      <text:p text:style-name="P14"/>
      <text:p text:style-name="P17"><text:span text:style-name="T8">Liste des messages </text:span></text:p>
      <text:p text:style-name="P9"/>
      <text:p text:style-name="P14">Catégorie : Langage Sujet : PHP syntaxe crée le 22/01/2018 par Pierre</text:p>
      <text:p text:style-name="P14"/>
      <text:p text:style-name="P14"><draw:control text:anchor-type="paragraph" draw:z-index="2" draw:name="Forme1" draw:style-name="gr2" draw:text-style-name="P27" svg:width="19.483cm" svg:height="2.026cm" svg:x="0.593cm" svg:y="0.455cm" draw:control="control3"/>Posté par <text:s/>Username <text:s/>le Pdate </text:p>
      <text:p text:style-name="P14"/>
      <text:p text:style-name="P14"/>
      <text:p text:style-name="P14"/>
      <text:p text:style-name="P14"/>
      <text:p text:style-name="P14"><draw:control text:anchor-type="paragraph" draw:z-index="4" draw:name="Forme1" draw:style-name="gr2" draw:text-style-name="P27" svg:width="19.372cm" svg:height="7.25cm" svg:x="0.601cm" svg:y="0.118cm" draw:control="control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pan text:style-name="T13">Modifier le message</text:span><text:span text:style-name="T4"> </text:span><text:span text:style-name="T5">(service_update_post.php pour auteur user)</text:span></text:p>
      <text:p text:style-name="P1"><text:span text:style-name="T13">Supprimer le message</text:span><text:span text:style-name="T4"> </text:span><text:span text:style-name="T5">(service_delete_post.php pour auteur user et admins et modérateurs seulement)</text:span></text:p>
      <text:p text:style-name="Horizontal_20_Line"/>
      <text:p text:style-name="P9">Posté par Username le Pdate</text:p>
      <text:p text:style-name="P14"><draw:control text:anchor-type="paragraph" draw:z-index="5" draw:name="Forme1" draw:style-name="gr2" draw:text-style-name="P27" svg:width="19.483cm" svg:height="2.026cm" svg:x="0.593cm" svg:y="0.455cm" draw:control="control6"/></text:p>
      <text:p text:style-name="P14"/>
      <text:p text:style-name="P14"/>
      <text:p text:style-name="P14"/>
      <text:p text:style-name="P14"/>
      <text:p text:style-name="P14"><draw:control text:anchor-type="paragraph" draw:z-index="3" draw:name="Forme1" draw:style-name="gr2" draw:text-style-name="P27" svg:width="19.439cm" svg:height="7.25cm" svg:x="0.637cm" svg:y="0.118cm" draw:control="control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pan text:style-name="T13">Modifier le message</text:span><text:span text:style-name="T4"> </text:span><text:span text:style-name="T5">(service_update_post.php pour auteur user)</text:span></text:p>
      <text:p text:style-name="P1"><text:span text:style-name="T13">Supprimer le message</text:span><text:span text:style-name="T4"> </text:span><text:span text:style-name="T5">(service_delete_post.php pour auteur user et admins et modérateurs seulement)</text:span></text:p>
      <text:p text:style-name="Horizontal_20_Line"/>
      <text:p text:style-name="P1"><text:span text:style-name="T13">Ajouter un message</text:span><text:span text:style-name="T5"> (createpost.php pour tous les users)</text:span></text:p>
      <text:p text:style-name="P7"><text:span text:style-name="T11">Liste des sujets de discussion</text:span><text:span text:style-name="T5"> (showsubjects.php pour tous les users)</text:span></text:p>
      <text:p text:style-name="P2"><text:span text:style-name="T5">voir page </text:span><text:span text:style-name="T15">1</text:span><text:span text:style-name="T5"> </text:span><text:span text:style-name="T15">2</text:span><text:span text:style-name="T5"> ...N</text:span></text:p>
      <text:p text:style-name="P25">255 caractères</text:p>
      <text:p text:style-name="P14"/>
      <text:p text:style-name="P14">Lorem ipsum dolor sit amet, consectetur adipiscing elit. Sed turpis neque, egestas et eros et, interdum molestie purus. Pellentesque accumsan fringilla lectus, nec mollis massa. Curabitur placerat diam mi, a fringilla neque semper a. Duis accumsan, dui a.</text:p>
      <text:p text:style-name="P14"/>
      <text:p text:style-name="P14"/>
      <text:p text:style-name="P14">1000 caractères</text:p>
      <text:p text:style-name="P14"/>
      <text:p text:style-name="P14">Lorem ipsum dolor sit amet, consectetur adipiscing elit. Morbi eleifend massa ut purus lobortis, vitae auctor dolor elementum. Suspendisse potenti. Integer iaculis quis dolor sit amet sodales. Vestibulum ante ipsum primis in faucibus orci luctus et ultrices posuere cubilia Curae; Maecenas eget lacus lacinia, sollicitudin sem dignissim, sagittis nulla. Vestibulum sed velit ac metus lacinia vehicula. Phasellus at sapien eget tellus eleifend dapibus et et elit. Nulla facilisi. Suspendisse ultricies justo et cursus condimentum. Vestibulum turpis leo, fermentum eu sapien ac, ultrices consectetur mi. Nunc vitae ante placerat, finibus lectus et, facilisis lorem. Nulla egestas viverra dolor vitae consectetur. Lorem ipsum dolor sit amet, consectetur adipiscing elit. Quisque congue felis posuere tellus placerat, ut condimentum ipsum dapibus.Duis nec semper diam, a feugiat ante. Sed venenatis congue risus. Phasellus faucibus tempor lorem, nec vulputate magna porta et. Etiam non nisl ut mi posuere</text:p>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cm" fo:margin-bottom="0.7cm" fo:margin-left="0.7cm" fo:margin-right="0.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05:32.715000000</meta:creation-date>
    <dc:date>2018-01-31T13:48:37.11</dc:date>
    <meta:editing-duration>PT2H14M51S</meta:editing-duration>
    <meta:editing-cycles>63</meta:editing-cycles>
    <meta:generator>LibreOffice/5.4.4.2$Windows_X86_64 LibreOffice_project/2524958677847fb3bb44820e40380acbe820f960</meta:generator>
    <meta:print-date>2018-01-28T11:46:48.115000000</meta:print-date>
    <meta:document-statistic meta:table-count="0" meta:image-count="0" meta:object-count="0" meta:page-count="6" meta:paragraph-count="68" meta:word-count="516" meta:character-count="3729" meta:non-whitespace-character-count="3131"/>
  </office:meta>
</office:document-meta>
</file>